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bf0201"/>
    </style:style>
    <style:style style:name="P18" style:family="paragraph" style:parent-style-name="Standard">
      <style:text-properties officeooo:rsid="00462bf3" officeooo:paragraph-rsid="00462bf3"/>
    </style:style>
    <style:style style:name="P19" style:family="paragraph" style:parent-style-name="Standard">
      <style:text-properties officeooo:rsid="01240beb" officeooo:paragraph-rsid="01240beb"/>
    </style:style>
    <style:style style:name="P20" style:family="paragraph" style:parent-style-name="Standard">
      <style:text-properties officeooo:rsid="0134126d" officeooo:paragraph-rsid="0134126d"/>
    </style:style>
    <style:style style:name="P21" style:family="paragraph" style:parent-style-name="Standard">
      <style:text-properties officeooo:rsid="0134126d" officeooo:paragraph-rsid="01546aa4"/>
    </style:style>
    <style:style style:name="P22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1cb2225" officeooo:paragraph-rsid="01cb2225" style:font-weight-asian="bold" style:font-weight-complex="bold"/>
    </style:style>
    <style:style style:name="P24" style:family="paragraph" style:parent-style-name="Standard">
      <style:text-properties officeooo:rsid="01f6bffd" officeooo:paragraph-rsid="01f6bffd"/>
    </style:style>
    <style:style style:name="P25" style:family="paragraph" style:parent-style-name="Standard">
      <style:text-properties officeooo:rsid="02114395" officeooo:paragraph-rsid="02114395"/>
    </style:style>
    <style:style style:name="P26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0" style:family="paragraph" style:parent-style-name="Standard" style:list-style-name="L1">
      <style:text-properties officeooo:rsid="01ef6328" officeooo:paragraph-rsid="01ef6328"/>
    </style:style>
    <style:style style:name="P31" style:family="paragraph" style:parent-style-name="Standard" style:list-style-name="L1">
      <style:text-properties officeooo:rsid="01f0f5bf" officeooo:paragraph-rsid="01f0f5bf"/>
    </style:style>
    <style:style style:name="P32" style:family="paragraph" style:parent-style-name="Standard" style:list-style-name="L1">
      <style:text-properties officeooo:rsid="0205221e" officeooo:paragraph-rsid="0205221e"/>
    </style:style>
    <style:style style:name="P33" style:family="paragraph" style:parent-style-name="Standard" style:list-style-name="L1">
      <style:text-properties officeooo:rsid="020a7c64" officeooo:paragraph-rsid="020a7c64"/>
    </style:style>
    <style:style style:name="P34" style:family="paragraph" style:parent-style-name="Standard" style:list-style-name="L6">
      <style:text-properties officeooo:rsid="020a7c64" officeooo:paragraph-rsid="020a7c64"/>
    </style:style>
    <style:style style:name="P35" style:family="paragraph" style:parent-style-name="Standard" style:list-style-name="L2">
      <style:text-properties officeooo:rsid="02114395" officeooo:paragraph-rsid="02114395"/>
    </style:style>
    <style:style style:name="P36" style:family="paragraph" style:parent-style-name="Standard" style:list-style-name="L2">
      <style:text-properties officeooo:rsid="0211f6f3" officeooo:paragraph-rsid="0211f6f3"/>
    </style:style>
    <style:style style:name="P37" style:family="paragraph" style:parent-style-name="Standard" style:list-style-name="L3">
      <style:text-properties officeooo:rsid="02015a3f" officeooo:paragraph-rsid="02015a3f"/>
    </style:style>
    <style:style style:name="P38" style:family="paragraph" style:parent-style-name="Standard" style:list-style-name="L3">
      <style:text-properties officeooo:rsid="02027f60" officeooo:paragraph-rsid="02027f60"/>
    </style:style>
    <style:style style:name="P39" style:family="paragraph" style:parent-style-name="Standard" style:list-style-name="L4">
      <style:text-properties officeooo:rsid="008140de" officeooo:paragraph-rsid="00d8f386"/>
    </style:style>
    <style:style style:name="P40" style:family="paragraph" style:parent-style-name="Standard" style:list-style-name="L4">
      <style:text-properties officeooo:rsid="00c530ef" officeooo:paragraph-rsid="00c530ef"/>
    </style:style>
    <style:style style:name="P41" style:family="paragraph" style:parent-style-name="Standard" style:list-style-name="L5">
      <style:text-properties officeooo:rsid="02031085" officeooo:paragraph-rsid="02031085"/>
    </style:style>
    <style:style style:name="P42" style:family="paragraph" style:parent-style-name="Standard" style:list-style-name="L5">
      <style:text-properties officeooo:rsid="01f8ae13" officeooo:paragraph-rsid="01f8ae13"/>
    </style:style>
    <style:style style:name="P43" style:family="paragraph" style:parent-style-name="Standard" style:list-style-name="L5">
      <style:text-properties officeooo:rsid="01fc3fa6" officeooo:paragraph-rsid="01fc3fa6"/>
    </style:style>
    <style:style style:name="P44" style:family="paragraph" style:parent-style-name="Standard" style:list-style-name="L4">
      <style:text-properties officeooo:rsid="00b59dbd" officeooo:paragraph-rsid="00c504b5"/>
    </style:style>
    <style:style style:name="P45" style:family="paragraph" style:parent-style-name="Standard" style:list-style-name="L6">
      <style:text-properties officeooo:rsid="01fd7780" officeooo:paragraph-rsid="01fd7780"/>
    </style:style>
    <style:style style:name="P46" style:family="paragraph" style:parent-style-name="Standard" style:list-style-name="L6">
      <style:text-properties officeooo:rsid="020ce5ce" officeooo:paragraph-rsid="020ce5ce"/>
    </style:style>
    <style:style style:name="P47" style:family="paragraph" style:parent-style-name="Standard" style:list-style-name="L6">
      <style:text-properties officeooo:rsid="0206f70e" officeooo:paragraph-rsid="0206f70e"/>
    </style:style>
    <style:style style:name="P48" style:family="paragraph" style:parent-style-name="Standard" style:list-style-name="L6">
      <style:text-properties officeooo:rsid="020d6baa" officeooo:paragraph-rsid="020d6baa"/>
    </style:style>
    <style:style style:name="P49" style:family="paragraph" style:parent-style-name="Standard" style:list-style-name="L6">
      <style:text-properties officeooo:rsid="020e2227" officeooo:paragraph-rsid="020e2227"/>
    </style:style>
    <style:style style:name="P50" style:family="paragraph" style:parent-style-name="Standard" style:list-style-name="L7">
      <style:text-properties officeooo:rsid="01a44ce4" officeooo:paragraph-rsid="01a44ce4"/>
    </style:style>
    <style:style style:name="P51" style:family="paragraph" style:parent-style-name="Standard" style:list-style-name="L10">
      <style:text-properties officeooo:rsid="01a44ce4" officeooo:paragraph-rsid="01a44ce4"/>
    </style:style>
    <style:style style:name="P52" style:family="paragraph" style:parent-style-name="Standard" style:list-style-name="L4">
      <style:text-properties officeooo:rsid="00d07f2c" officeooo:paragraph-rsid="00d07f2c"/>
    </style:style>
    <style:style style:name="P53" style:family="paragraph" style:parent-style-name="Standard" style:list-style-name="L8">
      <style:text-properties officeooo:rsid="01f89dba" officeooo:paragraph-rsid="01f89dba"/>
    </style:style>
    <style:style style:name="P54" style:family="paragraph" style:parent-style-name="Standard" style:list-style-name="L8">
      <style:text-properties officeooo:rsid="0203f5fd" officeooo:paragraph-rsid="0203f5fd"/>
    </style:style>
    <style:style style:name="P55" style:family="paragraph" style:parent-style-name="Standard" style:list-style-name="L4">
      <style:text-properties officeooo:rsid="00dccbd5" officeooo:paragraph-rsid="00dccbd5"/>
    </style:style>
    <style:style style:name="P56" style:family="paragraph" style:parent-style-name="Standard" style:list-style-name="L9">
      <style:text-properties officeooo:rsid="01279158" officeooo:paragraph-rsid="01279158"/>
    </style:style>
    <style:style style:name="P57" style:family="paragraph" style:parent-style-name="Standard" style:list-style-name="L4">
      <style:text-properties officeooo:rsid="01053643" officeooo:paragraph-rsid="01053643"/>
    </style:style>
    <style:style style:name="P58" style:family="paragraph" style:parent-style-name="Standard">
      <style:text-properties officeooo:rsid="00e33af8" officeooo:paragraph-rsid="01bf0201"/>
    </style:style>
    <style:style style:name="P59" style:family="paragraph" style:parent-style-name="Standard">
      <style:text-properties officeooo:rsid="0212fff6" officeooo:paragraph-rsid="0212fff6"/>
    </style:style>
    <style:style style:name="P60" style:family="paragraph" style:parent-style-name="Standard" style:list-style-name="L11">
      <style:text-properties officeooo:rsid="0212fff6" officeooo:paragraph-rsid="0212fff6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bold" officeooo:rsid="01a7bd81" style:font-weight-asian="bold" style:font-weight-complex="bold"/>
    </style:style>
    <style:style style:name="T4" style:family="text">
      <style:text-properties fo:font-weight="normal" officeooo:rsid="0019a9d6" style:font-weight-asian="normal" style:font-weight-complex="normal"/>
    </style:style>
    <style:style style:name="T5" style:family="text">
      <style:text-properties fo:font-weight="normal" officeooo:rsid="00dccbd5" style:font-weight-asian="normal" style:font-weight-complex="normal"/>
    </style:style>
    <style:style style:name="T6" style:family="text">
      <style:text-properties officeooo:rsid="00462bf3"/>
    </style:style>
    <style:style style:name="T7" style:family="text">
      <style:text-properties officeooo:rsid="004fdc42"/>
    </style:style>
    <style:style style:name="T8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0" style:family="text">
      <style:text-properties officeooo:rsid="0065f56d"/>
    </style:style>
    <style:style style:name="T11" style:family="text">
      <style:text-properties officeooo:rsid="006bd988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1257549"/>
    </style:style>
    <style:style style:name="T16" style:family="text">
      <style:text-properties officeooo:rsid="01258356"/>
    </style:style>
    <style:style style:name="T17" style:family="text">
      <style:text-properties officeooo:rsid="0127388e"/>
    </style:style>
    <style:style style:name="T18" style:family="text">
      <style:text-properties officeooo:rsid="01a7bd81"/>
    </style:style>
    <style:style style:name="T19" style:family="text">
      <style:text-properties officeooo:rsid="01aa29cf"/>
    </style:style>
    <style:style style:name="T20" style:family="text">
      <style:text-properties officeooo:rsid="01bf0201"/>
    </style:style>
    <style:style style:name="T21" style:family="text">
      <style:text-properties officeooo:rsid="01cbf0c4"/>
    </style:style>
    <style:style style:name="T22" style:family="text">
      <style:text-properties officeooo:rsid="01ec3d61"/>
    </style:style>
    <style:style style:name="T23" style:family="text">
      <style:text-properties officeooo:rsid="01f0308b"/>
    </style:style>
    <style:style style:name="T24" style:family="text">
      <style:text-properties officeooo:rsid="01f1560a"/>
    </style:style>
    <style:style style:name="T25" style:family="text">
      <style:text-properties officeooo:rsid="01f9a4c9"/>
    </style:style>
    <style:style style:name="T26" style:family="text">
      <style:text-properties officeooo:rsid="01ff4717"/>
    </style:style>
    <style:style style:name="T27" style:family="text">
      <style:text-properties officeooo:rsid="02018923"/>
    </style:style>
    <style:style style:name="T28" style:family="text">
      <style:text-properties officeooo:rsid="02027f60"/>
    </style:style>
    <style:style style:name="T29" style:family="text">
      <style:text-properties officeooo:rsid="0206f70e"/>
    </style:style>
    <style:style style:name="T30" style:family="text">
      <style:text-properties officeooo:rsid="02085e8e"/>
    </style:style>
    <style:style style:name="T31" style:family="text">
      <style:text-properties officeooo:rsid="020a5ad2"/>
    </style:style>
    <style:style style:name="T32" style:family="text">
      <style:text-properties officeooo:rsid="020b130b"/>
    </style:style>
    <style:style style:name="T33" style:family="text">
      <style:text-properties officeooo:rsid="020d6baa"/>
    </style:style>
    <style:style style:name="T34" style:family="text">
      <style:text-properties officeooo:rsid="020e2227"/>
    </style:style>
    <style:style style:name="T35" style:family="text">
      <style:text-properties officeooo:rsid="0210421a"/>
    </style:style>
    <style:style style:name="T36" style:family="text">
      <style:text-properties officeooo:rsid="0212a48e"/>
    </style:style>
    <style:style style:name="T37" style:family="text">
      <style:text-properties officeooo:rsid="02146cba"/>
    </style:style>
    <style:style style:name="T38" style:family="text">
      <style:text-properties officeooo:rsid="021470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2">v<text:span text:style-name="T19">2.8.1</text:span></text:p>
      <text:p text:style-name="P23">2019-<text:span text:style-name="T22">11</text:span>-<text:span text:style-name="T38">1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5">below </text:span><text:span text:style-name="T4">for the sequence of commits/tags to make a version.</text:span></text:p>
      <text:p text:style-name="P1"/>
      <text:p text:style-name="P3">Changes:</text:p>
      <text:p text:style-name="P17"/>
      <text:p text:style-name="P17"><text:span text:style-name="T20">Fixes</text:span> (<text:span text:style-name="T35">3C 57 11 59 52 FF</text:span>):</text:p>
      <text:list xml:id="list3752755384" text:style-name="L1">
        <text:list-item>
          <text:p text:style-name="P30">set_rates <text:span text:style-name="T34">needs a global</text:span> $_VERSION</text:p>
        </text:list-item>
        <text:list-item>
          <text:p text:style-name="P30">repository.<text:span text:style-name="T33">php</text:span> <text:span text:style-name="T33">needs a global</text:span> <text:span text:style-name="T23">$whois</text:span></text:p>
        </text:list-item>
        <text:list-item>
          <text:p text:style-name="P31"><text:span text:style-name="T32">Set </text:span>org_edit <text:span text:style-name="T24">curr_list select size to 1</text:span></text:p>
        </text:list-item>
        <text:list-item>
          <text:p text:style-name="P32">org_select must save prior SSO to keep new date format</text:p>
        </text:list-item>
        <text:list-item>
          <text:p text:style-name="P33">logs_prune must use state→loopback() instead of goback()</text:p>
        </text:list-item>
      </text:list>
      <text:p text:style-name="P17"/>
      <text:p text:style-name="P25">Another fix (<text:span text:style-name="T36">C5 50 12 BE 6C F4</text:span>):</text:p>
      <text:list xml:id="list2035103988" text:style-name="L2">
        <text:list-item>
          <text:p text:style-name="P35">expenselog tried to delete from b20_timelog</text:p>
        </text:list-item>
        <text:list-item>
          <text:p text:style-name="P36">expenselog couldn’t find $recID to delete the log (should be $_POST["rec".$offset])</text:p>
        </text:list-item>
      </text:list>
      <text:p text:style-name="P17"/>
      <text:p text:style-name="P59">Yet another fix (<text:span text:style-name="T37">90 32 CF 76 D3 96</text:span>):</text:p>
      <text:list xml:id="list3204156021" text:style-name="L11">
        <text:list-item>
          <text:p text:style-name="P60">The ProjectLogsSystem.odt documentation for the “expense” preference includes a couple of warnings</text:p>
        </text:list-item>
      </text:list>
      <text:p text:style-name="P17"/>
      <text:p text:style-name="P24">Expense types <text:span text:style-name="T28">and date preferences</text:span> (<text:span text:style-name="T31">57 B3 60 B3 87 97</text:span>):</text:p>
      <text:list xml:id="list422173743" text:style-name="L3">
        <text:list-item>
          <text:p text:style-name="P37">In preference_set, allow setting of ‘defaults’ specified in the d10_preferences template recs</text:p>
        </text:list-item>
        <text:list-item>
          <text:p text:style-name="P37">In d10, add new preference ‘expense’ with defaults for projects table a10 (add to D<text:span text:style-name="T29">B</text:span>seed.sql)</text:p>
        </text:list-item>
        <text:list-item>
          <text:p text:style-name="P37">Get ‘expense’ preference in project_select – <text:span text:style-name="T27">allow for ignoring a default and adding a temp code</text:span></text:p>
        </text:list-item>
        <text:list-item>
          <text:p text:style-name="P37">In expenselog, use the project_select ‘expense’ preference instead of hardcode</text:p>
        </text:list-item>
        <text:list-item>
          <text:p text:style-name="P38">Remove hard-coded date form default in preference_set; lib/logging.php uses default in d10_preferences table; <text:span text:style-name="T30">add defaults to ‘date’ preferences (including DBseed.sql)</text:span></text:p>
        </text:list-item>
      </text:list>
      <text:p text:style-name="P17"/>
      <text:p text:style-name="P13"><text:span text:style-name="T8">Installation instructions</text:span><text:span text:style-name="T9">:</text:span></text:p>
      <text:list xml:id="list1366731327" text:style-name="L4">
        <text:list-item>
          <text:p text:style-name="P39">version.php</text:p>
        </text:list-item>
        <text:list-item>
          <text:p text:style-name="P40">offline/lib/</text:p>
        </text:list-item>
      </text:list>
      <text:list xml:id="list570730381" text:style-name="L5">
        <text:list-item>
          <text:list>
            <text:list-item>
              <text:p text:style-name="P41">logging.php</text:p>
            </text:list-item>
            <text:list-item>
              <text:p text:style-name="P42">preference_<text:span text:style-name="T25">set</text:span>.php</text:p>
            </text:list-item>
            <text:list-item>
              <text:p text:style-name="P43">project_select.php</text:p>
            </text:list-item>
          </text:list>
        </text:list-item>
      </text:list>
      <text:list xml:id="list100633431976188" text:continue-list="list1366731327" text:style-name="L4">
        <text:list-item>
          <text:p text:style-name="P44">offline/main/</text:p>
        </text:list-item>
      </text:list>
      <text:list xml:id="list2324106995" text:style-name="L6">
        <text:list-item>
          <text:list>
            <text:list-item>
              <text:p text:style-name="P45">expenselog.php</text:p>
            </text:list-item>
            <text:list-item>
              <text:p text:style-name="P34">logs_prune.php</text:p>
            </text:list-item>
            <text:list-item>
              <text:p text:style-name="P46">org_edit.php</text:p>
            </text:list-item>
            <text:list-item>
              <text:p text:style-name="P47">org_select.php</text:p>
            </text:list-item>
            <text:list-item>
              <text:p text:style-name="P48">repository.php</text:p>
            </text:list-item>
            <text:list-item>
              <text:p text:style-name="P49">set_rates.php</text:p>
            </text:list-item>
          </text:list>
        </text:list-item>
      </text:list>
      <text:list xml:id="list100634190406370" text:continue-list="list100633431976188" text:style-name="L4">
        <text:list-item>
          <text:p text:style-name="P44">scripts</text:p>
        </text:list-item>
      </text:list>
      <text:list xml:id="list2419042260" text:style-name="L7">
        <text:list-item>
          <text:list>
            <text:list-item>
              <text:p text:style-name="P50">N/A</text:p>
            </text:list-item>
          </text:list>
        </text:list-item>
      </text:list>
      <text:list xml:id="list100633769573506" text:continue-list="list100634190406370" text:style-name="L4">
        <text:list-item>
          <text:p text:style-name="P52">DB</text:p>
        </text:list-item>
      </text:list>
      <text:list xml:id="list1664308025" text:style-name="L8">
        <text:list-item>
          <text:list>
            <text:list-item>
              <text:p text:style-name="P53"><text:soft-page-break/><text:span text:style-name="T26">A</text:span>dd ‘expense’ to d10_preferences <text:span text:style-name="T30">(DBseed.sql)</text:span></text:p>
            </text:list-item>
            <text:list-item>
              <text:p text:style-name="P54">Add ‘date’ defaults to d10_preferences <text:span text:style-name="T30">(DBseed.sql)</text:span></text:p>
            </text:list-item>
          </text:list>
        </text:list-item>
      </text:list>
      <text:list xml:id="list100633854996523" text:continue-list="list100633769573506" text:style-name="L4">
        <text:list-item>
          <text:p text:style-name="P55">Reports</text:p>
        </text:list-item>
      </text:list>
      <text:list xml:id="list3774602326" text:style-name="L9">
        <text:list-item>
          <text:list>
            <text:list-item>
              <text:p text:style-name="P56">N/A</text:p>
            </text:list-item>
          </text:list>
        </text:list-item>
      </text:list>
      <text:list xml:id="list100633391345870" text:continue-list="list100633854996523" text:style-name="L4">
        <text:list-item>
          <text:p text:style-name="P57">Other</text:p>
        </text:list-item>
      </text:list>
      <text:list xml:id="list3806345757" text:style-name="L10">
        <text:list-item>
          <text:list>
            <text:list-item>
              <text:p text:style-name="P51">N/A</text:p>
            </text:list-item>
          </text:list>
        </text:list-item>
      </text:list>
      <text:p text:style-name="P15"/>
      <text:p text:style-name="P12"/>
      <text:p text:style-name="P4">Versioning How-to:</text:p>
      <text:p text:style-name="P10"/>
      <text:p text:style-name="P19">For each group of changes, git add &lt;module&gt; <text:span text:style-name="T15">then</text:span></text:p>
      <text:p text:style-name="P27">describe changes in docs/commitMsg then</text:p>
      <text:p text:style-name="P29">git commit -F docs/commitMsg (or -m &lt;message&gt;) then</text:p>
      <text:p text:style-name="P29">save the commit <text:span text:style-name="T16">SHA1 hash</text:span> in this doc</text:p>
      <text:p text:style-name="P16">Inspect with gitk, git log -<text:span text:style-name="T16">n &lt;how many to display&gt;</text:span>, git status</text:p>
      <text:p text:style-name="P18">Update <text:span text:style-name="T10">version # in this doc and</text:span> <text:span text:style-name="T11">version</text:span>.php:</text:p>
      <text:p text:style-name="P26">First level number <text:span text:style-name="T18">(</text:span><text:span text:style-name="T3">N</text:span><text:span text:style-name="T18">)</text:span> is for a major architectural change;</text:p>
      <text:p text:style-name="P28">Second level <text:span text:style-name="T18">(</text:span><text:span text:style-name="T3">n</text:span><text:span text:style-name="T18">)</text:span> indicates new functionality;</text:p>
      <text:p text:style-name="P28">Third level <text:span text:style-name="T18">(</text:span><text:span text:style-name="T3">i</text:span><text:span text:style-name="T18">) will be just minor fixes/functions.</text:span></text:p>
      <text:p text:style-name="P9">Commit this doc <text:span text:style-name="T17">(save it first) &amp; version.php (git commit -m vx.x.x)</text:span></text:p>
      <text:p text:style-name="P6">Tag with version id <text:span text:style-name="T7">(git tag -m “Version x.x.x” -a vx.x.x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4">(git push origin(see .git/config))</text:span><text:span text:style-name="T12"> <text:s/>(git push –tags origin master - that’s 2 dashes on ‘tag’)</text:span></text:p>
      <text:p text:style-name="P7">Checkout dev <text:span text:style-name="T13">(git checkout dev)</text:span></text:p>
      <text:p text:style-name="P14">(git stash pop)</text:p>
      <text:p text:style-name="P11">Save a copy <text:span text:style-name="T6">of this doc &amp; version.php</text:span> in each user library</text:p>
      <text:p text:style-name="P20">Save versioned directories</text:p>
      <text:p text:style-name="P8">Start re-doing this doc</text:p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11-10T10:06:33.030301726</dc:date>
    <meta:editing-duration>P11DT3H13M13S</meta:editing-duration>
    <meta:editing-cycles>406</meta:editing-cycles>
    <meta:generator>LibreOffice/6.2.7.1$Linux_X86_64 LibreOffice_project/20$Build-1</meta:generator>
    <meta:print-date>2017-08-31T14:33:30.997374882</meta:print-date>
    <meta:document-statistic meta:table-count="0" meta:image-count="0" meta:object-count="0" meta:page-count="2" meta:paragraph-count="65" meta:word-count="434" meta:character-count="2670" meta:non-whitespace-character-count="2332"/>
  </office:meta>
</office:document-meta>
</file>